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pr1" style:family="presentation" style:parent-style-name="knowit-template-title">
      <style:graphic-properties draw:auto-grow-height="true" fo:min-height="18.848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draw:auto-grow-height="true" fo:min-height="3.507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title">
      <style:graphic-properties fo:min-height="3.256cm"/>
    </style:style>
    <style:style style:name="pr7" style:family="presentation" style:parent-style-name="knowit-template-title">
      <style:graphic-properties draw:fill-color="#ffffff" fo:min-height="3.256cm"/>
    </style:style>
    <style:style style:name="pr8" style:family="presentation" style:parent-style-name="knowit-template-outline1">
      <style:graphic-properties draw:fill-color="#ffffff" fo:min-height="13.61cm"/>
    </style:style>
    <style:style style:name="pr9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top="0cm" fo:margin-bottom="0cm" style:text-autospace="none"/>
    </style:style>
    <style:style style:name="P8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margin-top="0cm" fo:margin-bottom="0cm" fo:text-indent="0cm"/>
      <style:text-properties fo:font-family="Arial" style:font-family-generic="swiss" style:font-pitch="variable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8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font-family="Arial" style:font-family-generic="swiss" style:font-pitch="variable" fo:font-size="22pt" style:font-size-asian="22pt" style:font-size-complex="22pt"/>
    </style:style>
    <style:style style:name="T11" style:family="text">
      <style:text-properties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ff5e5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Monaco" style:font-family-generic-asian="modern" style:font-pitch-asian="fixed" style:font-size-asian="22pt" style:font-style-asian="normal" style:font-weight-asian="normal" style:font-family-complex="Monaco" style:font-family-generic-complex="modern" style:font-pitch-complex="fixed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2" draw:layer="layout" svg:width="25.199cm" svg:height="18.848cm" svg:x="1.4cm" svg:y="0.837cm" presentation:class="title" presentation:user-transformed="true">
          <draw:text-box>
            <text:p text:style-name="P1"><text:span text:style-name="T1">Scala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5.256cm" svg:height="16.676cm" svg:x="11.495cm" svg:y="0.003cm">
          <draw:text-box>
            <text:p><text:span text:style-name="T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ype definition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</text:p>
            <text:p text:style-name="P4"><text:span text:style-name="T3"/></text:p>
            <text:p text:style-name="P4"><text:span text:style-name="T3">s: String</text:span></text:p>
            <text:p text:style-name="P4"><text:span text:style-name="T3">i: Int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</text:p>
            <text:p text:style-name="P4"><text:span text:style-name="T3"/></text:p>
            <text:p text:style-name="P4"><text:span text:style-name="T3">String s</text:span></text:p>
            <text:p text:style-name="P4"><text:span text:style-name="T3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Variable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4">val s = “Hello World”</text:span></text:p>
            <text:p text:style-name="P4"><text:span text:style-name="T4"/></text:p>
            <text:p text:style-name="P4"><text:span text:style-name="T4">var i = 1</text:span></text:p>
            <text:p text:style-name="P4"><text:span text:style-name="T4"/></text:p>
            <text:p text:style-name="P4"><text:span text:style-name="T4">private var j = 3</text:span></text:p>
          </draw:text-box>
        </draw:frame>
        <draw:frame presentation:style-name="pr5" draw:text-style-name="P4" draw:layer="layout" svg:width="13.68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4">public final String s = “Hello World”;</text:span></text:p>
            <text:p text:style-name="P4"><text:span text:style-name="T4"/></text:p>
            <text:p text:style-name="P4"><text:span text:style-name="T4">public int i = 1;</text:span></text:p>
            <text:p text:style-name="P4"><text:span text:style-name="T4"/></text:p>
            <text:p text:style-name="P4"><text:span text:style-name="T4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Method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def add(x: Int, y: Int): Int = {</text:span></text:p>
            <text:p text:style-name="P4"><text:span text:style-name="T3"><text:s text:c="4"/></text:span><text:span text:style-name="T3">x + y</text:span></text:p>
            <text:p text:style-name="P4"><text:span text:style-name="T3">}</text:span></text:p>
            <text:p text:style-name="P4"><text:span text:style-name="T5"/></text:p>
            <text:p text:style-name="P4"><text:span text:style-name="T3">def add(x: Int, y: Int) = x + y</text:span></text:p>
            <text:p text:style-name="P4"><text:span text:style-name="T3"/></text:p>
            <text:p text:style-name="P4"><text:span text:style-name="T3">def doSomething(text: String) {</text:span></text:p>
            <text:p text:style-name="P4"><text:span text:style-name="T3">}</text:span></text:p>
          </draw:text-box>
        </draw:frame>
        <draw:frame presentation:style-name="pr5" draw:text-style-name="P4" draw:layer="layout" svg:width="13.68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int add(int x, int y) {</text:span></text:p>
            <text:p text:style-name="P4"><text:span text:style-name="T3"><text:s text:c="4"/></text:span><text:span text:style-name="T3">return x + y;</text:span></text:p>
            <text:p text:style-name="P4"><text:span text:style-name="T3">}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public void doSometing(String text) {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3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Methods (2)</text:p>
          </draw:text-box>
        </draw:frame>
        <draw:frame presentation:style-name="pr5" draw:layer="layout" svg:width="12.296cm" svg:height="16.486cm" svg:x="1.4cm" svg:y="4.5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myObject.myMethod(1)</text:span></text:p>
            <text:p text:style-name="P4"><text:span text:style-name="T3">myObject myMethod(1)</text:span></text:p>
            <text:p text:style-name="P4"><text:span text:style-name="T3">myObject myMethod 1</text:span></text:p>
            <text:p text:style-name="P4"><text:span text:style-name="T3"/></text:p>
            <text:p text:style-name="P4"><text:span text:style-name="T3">myObject.myOtherMethod(1, 2)</text:span></text:p>
            <text:p text:style-name="P4"><text:span text:style-name="T3">myObject myOtherMethod(1, 2)</text:span></text:p>
            <text:p text:style-name="P4"><text:span text:style-name="T3"/></text:p>
            <text:p text:style-name="P4"><text:span text:style-name="T3">myObject.myMutatingMethod()</text:span></text:p>
            <text:p text:style-name="P4"><text:span text:style-name="T3">myObject.myMutatingMethod</text:span></text:p>
            <text:p text:style-name="P4"><text:span text:style-name="T3">myObject myMutatingMethod</text:span></text:p>
          </draw:text-box>
        </draw:frame>
        <draw:frame presentation:style-name="pr5" draw:layer="layout" svg:width="12.296cm" svg:height="13.86cm" svg:x="14.311cm" svg:y="4.5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myObject.myMethod(1);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myObject.myOtherMethod(1, 2);</text:span></text:p>
            <text:p text:style-name="P4"><text:span text:style-name="T3"/></text:p>
            <text:p text:style-name="P4"><text:span text:style-name="T3"/></text:p>
            <text:p text:style-name="P4"><text:span text:style-name="T3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Methods (3)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override def toString = ...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@Override</text:span></text:p>
            <text:p text:style-name="P4"><text:span text:style-name="T3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Classes and constructor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class Person(val name: String)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class Person {</text:span></text:p>
            <text:p text:style-name="P5"><text:span text:style-name="T6">private final String name;</text:span></text:p>
            <text:p text:style-name="P5"><text:span text:style-name="T6">public Person(String name) {</text:span></text:p>
            <text:p text:style-name="P6"><text:span text:style-name="T6">this.name = name;</text:span></text:p>
            <text:p text:style-name="P5"><text:span text:style-name="T6">}</text:span></text:p>
            <text:p text:style-name="P5"><text:span text:style-name="T6">public String getName() {</text:span></text:p>
            <text:p text:style-name="P6"><text:span text:style-name="T6">return name;</text:span></text:p>
            <text:p text:style-name="P5"><text:span text:style-name="T6">}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Traits (= Interface + Mixin)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trait Shape {</text:span></text:p>
            <text:p text:style-name="P5"><text:span text:style-name="T6">def area: Double</text:span></text:p>
            <text:p text:style-name="P4"><text:span text:style-name="T3">}</text:span></text:p>
            <text:p text:style-name="P4"><text:span text:style-name="T3"/></text:p>
            <text:p text:style-name="P4"><text:span text:style-name="T3">class Circle extends Object with Shape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nterface Shape {</text:span></text:p>
            <text:p text:style-name="P5"><text:span text:style-name="T6">public double area();</text:span></text:p>
            <text:p text:style-name="P4"><text:span text:style-name="T3">}</text:span></text:p>
            <text:p text:style-name="P4"><text:span text:style-name="T3"/></text:p>
            <text:p text:style-name="P4"><text:span text:style-name="T3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No “static” in Scala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object PersonUtil {</text:span></text:p>
            <text:p text:style-name="P5"><text:span text:style-name="T6">val AgeLimit = 18</text:span></text:p>
            <text:p text:style-name="P5"><text:span text:style-name="T6"/></text:p>
            <text:p text:style-name="P5"><text:span text:style-name="T6">def countPersons(persons: List[Person]) = ...</text:span></text:p>
            <text:p text:style-name="P4"><text:span text:style-name="T3">}</text:span></text:p>
          </draw:text-box>
        </draw:frame>
        <draw:frame presentation:style-name="pr8" draw:layer="layout" svg:width="12.296cm" svg:height="14.771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ublic class PersonUtil {</text:span></text:p>
            <text:p text:style-name="P5"><text:span text:style-name="T6">public static final int AGE_LIMIT = 18;</text:span></text:p>
            <text:p text:style-name="P5"><text:span text:style-name="T6"/></text:p>
            <text:p text:style-name="P5"><text:span text:style-name="T6">public static int countPersons(List&lt;Person&gt; </text:span><text:span text:style-name="T6"><text:tab/></text:span><text:span text:style-name="T6">persons) {</text:span></text:p>
            <text:p text:style-name="P6"><text:span text:style-name="T6">...</text:span></text:p>
            <text:p text:style-name="P5"><text:span text:style-name="T6">}</text:span></text:p>
            <text:p text:style-name="P4"><text:span text:style-name="T3">}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if-then-else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if (foo) {</text:span></text:p>
            <text:p text:style-name="P5"><text:span text:style-name="T6">...</text:span></text:p>
            <text:p text:style-name="P4"><text:span text:style-name="T3">} else if (bar) {</text:span></text:p>
            <text:p text:style-name="P5"><text:span text:style-name="T6">...</text:span></text:p>
            <text:p text:style-name="P4"><text:span text:style-name="T3">} else {</text:span></text:p>
            <text:p text:style-name="P5"><text:span text:style-name="T6">...</text:span></text:p>
            <text:p text:style-name="P4"><text:span text:style-name="T3">}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f (foo) {</text:span></text:p>
            <text:p text:style-name="P5"><text:span text:style-name="T6">...</text:span></text:p>
            <text:p text:style-name="P4"><text:span text:style-name="T3">} else if (bar) {</text:span></text:p>
            <text:p text:style-name="P5"><text:span text:style-name="T6">...</text:span></text:p>
            <text:p text:style-name="P4"><text:span text:style-name="T3">} else {</text:span></text:p>
            <text:p text:style-name="P5"><text:span text:style-name="T6">...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For-loop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for (i &lt;- 0 to 3) {</text:span></text:p>
            <text:p text:style-name="P4"><text:span text:style-name="T3"><text:s text:c="4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3">for (s &lt;- args) println(s)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for (int i = 0; i &lt; 4; i++) {</text:span></text:p>
            <text:p text:style-name="P4"><text:span text:style-name="T3"><text:s text:c="4"/></text:span><text:span text:style-name="T3">...</text:span></text:p>
            <text:p text:style-name="P4"><text:span text:style-name="T3">}</text:span></text:p>
            <text:p text:style-name="P4"><text:span text:style-name="T3"/></text:p>
            <text:p text:style-name="P4"><text:span text:style-name="T3">for (String s : args) {</text:span></text:p>
            <text:p text:style-name="P4"><text:span text:style-name="T3"><text:s text:c="4"/></text:span><text:span text:style-name="T3">System.out.println(s);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 text:style-name="P1">While-loop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while (true) {</text:span></text:p>
            <text:p text:style-name="P5"><text:span text:style-name="T6">...</text:span></text:p>
            <text:p text:style-name="P4"><text:span text:style-name="T3">}</text:span></text:p>
            <text:p text:style-name="P4"><text:span text:style-name="T3"/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while (true) {</text:span></text:p>
            <text:p text:style-name="P5"><text:span text:style-name="T6">...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2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Exception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throw new Exception(“...”)</text:span></text:p>
            <text:p text:style-name="P4"><text:span text:style-name="T3"/></text:p>
            <text:p text:style-name="P4"><text:span text:style-name="T3">try {</text:span></text:p>
            <text:p text:style-name="P4"><text:span text:style-name="T3">} catch {</text:span></text:p>
            <text:p text:style-name="P5"><text:span text:style-name="T6">case e: IOException =&gt; ...</text:span></text:p>
            <text:p text:style-name="P4"><text:span text:style-name="T3">} finally {</text:span></text:p>
            <text:p text:style-name="P4"><text:span text:style-name="T3">}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throw new Exception(“...”)</text:span></text:p>
            <text:p text:style-name="P4"><text:span text:style-name="T3"/></text:p>
            <text:p text:style-name="P4"><text:span text:style-name="T3">try {</text:span></text:p>
            <text:p text:style-name="P4"><text:span text:style-name="T3">} catch (IOException e) {</text:span></text:p>
            <text:p text:style-name="P5"><text:span text:style-name="T6">...</text:span></text:p>
            <text:p text:style-name="P4"><text:span text:style-name="T3">} finally {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5" draw:text-style-name="P8" draw:layer="layout" svg:width="13.84cm" svg:height="13.86cm" svg:x="0.2cm" svg:y="5.014cm" presentation:class="outline" presentation:user-transformed="true">
          <draw:text-box>
            <text:p text:style-name="P7"><text:span text:style-name="T7">def foo(values: String*){ }</text:span></text:p>
            <text:p text:style-name="P7"><text:span text:style-name="T7"/></text:p>
            <text:p text:style-name="P7"><text:span text:style-name="T7"/></text:p>
            <text:p text:style-name="P7"><text:span text:style-name="T7">foo("bar", "baz")</text:span></text:p>
            <text:p text:style-name="P7"><text:span text:style-name="T7"/></text:p>
            <text:p text:style-name="P7"><text:span text:style-name="T7"/></text:p>
            <text:p text:style-name="P7"><text:span text:style-name="T7">val arr = Array("bar", "baz")</text:span></text:p>
            <text:p text:style-name="P7"><text:span text:style-name="T7">foo(arr: _*)</text:span></text:p>
          </draw:text-box>
        </draw:frame>
        <draw:frame presentation:style-name="pr5" draw:text-style-name="P8" draw:layer="layout" svg:width="15.875cm" svg:height="13.86cm" svg:x="12.097cm" svg:y="5.035cm" presentation:class="outline" presentation:user-transformed="true">
          <draw:text-box>
            <text:p text:style-name="P7"><text:span text:style-name="T7">public void foo(String... values){ }</text:span></text:p>
            <text:p text:style-name="P7"><text:span text:style-name="T7"/></text:p>
            <text:p text:style-name="P7"><text:span text:style-name="T7"/></text:p>
            <text:p text:style-name="P7"><text:span text:style-name="T7">foo("bar", "baz");</text:span></text:p>
            <text:p text:style-name="P7"><text:span text:style-name="T7"/></text:p>
            <text:p text:style-name="P7"><text:span text:style-name="T7"/></text:p>
            <text:p text:style-name="P7"><text:span text:style-name="T7">String[] arr = new String[]{"bar", "baz"}</text:span></text:p>
            <text:p text:style-name="P7"><text:span text:style-name="T7">foo(arr);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3T1">
        <office:forms form:automatic-focus="false" form:apply-design-mode="false"/>
        <draw:frame presentation:style-name="pr9" draw:text-style-name="P1" draw:layer="layout" svg:width="25.199cm" svg:height="3.507cm" svg:x="1.4cm" svg:y="0.837cm" presentation:class="title" presentation:user-transformed="true">
          <draw:text-box>
            <text:p text:style-name="P1">(Almost) everything is an expression</text:p>
          </draw:text-box>
        </draw:frame>
        <draw:frame presentation:style-name="pr8" draw:layer="layout" svg:width="25.905cm" svg:height="13.86cm" svg:x="1.4cm" svg:y="4.914cm" presentation:class="outline" presentation:user-transformed="true">
          <draw:text-box>
            <text:p text:style-name="P4">val res = if (foo) x else y</text:p>
            <text:p text:style-name="P4"/>
            <text:p text:style-name="P4">val res = for (i &lt;- 1 to 10) yield i <text:s text:c="3"/>// List(1, ..., 10)</text:p>
            <text:p text:style-name="P4"/>
            <text:p text:style-name="P4">val res = try { x } catch { ...; y } finally { } <text:s/>// x eller y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llections – List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l numbers = List(1, 2, 3)</text:span></text:p>
            <text:p text:style-name="P4"><text:span text:style-name="T3"/></text:p>
            <text:p text:style-name="P4"><text:span text:style-name="T3">val numbers = 1 :: 2 :: 3 :: Nil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numbers(0)</text:span></text:p>
            <text:p text:style-name="P4"><text:span text:style-name="T3">=&gt; 1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List&lt;Integer&gt; numbers = </text:span></text:p>
            <text:p text:style-name="P4"><text:span text:style-name="T3"><text:s text:c="4"/></text:span><text:span text:style-name="T3">new ArrayList&lt;Integer&gt;();</text:span></text:p>
            <text:p text:style-name="P4"><text:span text:style-name="T3">numbers.add(1);</text:span></text:p>
            <text:p text:style-name="P4"><text:span text:style-name="T3">numbers.add(2);</text:span></text:p>
            <text:p text:style-name="P4"><text:span text:style-name="T3">numbers.add(3);</text:span></text:p>
            <text:p text:style-name="P4"><text:span text:style-name="T3"/></text:p>
            <text:p text:style-name="P4"><text:span text:style-name="T3">numbers.get(0);</text:span></text:p>
            <text:p text:style-name="P4"><text:span text:style-name="T3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ollections – Map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r m = Map(1 -&gt; “apple”)</text:span></text:p>
            <text:p text:style-name="P4"><text:span text:style-name="T3">m += 2 -&gt; “orange”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m(1)</text:span></text:p>
            <text:p text:style-name="P4"><text:span text:style-name="T3">=&gt; “apple”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Map&lt;Int, String&gt; m = </text:span></text:p>
            <text:p text:style-name="P4"><text:span text:style-name="T3"><text:s text:c="4"/></text:span><text:span text:style-name="T3">new HashMap&lt;Int, String&gt;();</text:span></text:p>
            <text:p text:style-name="P4"><text:span text:style-name="T3">m.put(1, “apple”);</text:span></text:p>
            <text:p text:style-name="P4"><text:span text:style-name="T3">m.put(2, “orange”);</text:span></text:p>
            <text:p text:style-name="P4"><text:span text:style-name="T3"/></text:p>
            <text:p text:style-name="P4"><text:span text:style-name="T3">m.get(1);</text:span></text:p>
            <text:p text:style-name="P4"><text:span text:style-name="T3">=&gt; ap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 presentation:presentation-page-layout-name="AL2T3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Generics</text:p>
          </draw:text-box>
        </draw:frame>
        <draw:frame presentation:style-name="pr5" draw:text-style-name="P4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List[String]</text:span></text:p>
          </draw:text-box>
        </draw:frame>
        <draw:frame presentation:style-name="pr5" draw:text-style-name="P4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 presentation:presentation-page-layout-name="AL2T3">
        <office:forms form:automatic-focus="false" form:apply-design-mode="false"/>
        <draw:frame presentation:style-name="pr9" draw:text-style-name="P1" draw:layer="layout" svg:width="25.199cm" svg:height="3.507cm" svg:x="1.4cm" svg:y="0.837cm" presentation:class="title" presentation:user-transformed="true">
          <draw:text-box>
            <text:p text:style-name="P1">Tuple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val tuple: Tuple2[Int, String] = </text:span></text:p>
            <text:p text:style-name="P5"><text:span text:style-name="T6">(1, “apple”)</text:span></text:p>
            <text:p text:style-name="P5"><text:span text:style-name="T6"/></text:p>
            <text:p text:style-name="P4"><text:span text:style-name="T3">val quadruple = </text:span></text:p>
            <text:p text:style-name="P5"><text:span text:style-name="T6">(2, “orange”, 0.5d, false)</text:span></text:p>
          </draw:text-box>
        </draw:frame>
        <draw:frame presentation:style-name="pr8" draw:layer="layout" svg:width="13.629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air&lt;Integer, String&gt; tuple = </text:span><text:span text:style-name="T6">new Pair&lt;Integer, String&gt;(1, “apple”)</text:span></text:p>
            <text:p text:style-name="P5"><text:span text:style-name="T6"/></text:p>
            <text:p text:style-name="P4"><text:span text:style-name="T3"/></text:p>
            <text:p text:style-name="P4"><text:span text:style-name="T3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package mypackage</text:span></text:p>
            <text:p text:style-name="P4"><text:span text:style-name="T3">...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package mypackage;</text:span></text:p>
            <text:p text:style-name="P4"><text:span text:style-name="T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5" draw:layer="layout" svg:width="15.745cm" svg:height="13.86cm" svg:x="1.4cm" svg:y="4.914cm" presentation:class="outline" presentation:user-transformed="true">
          <draw:text-box>
            <text:p text:style-name="P4">Scala:</text:p>
            <text:p text:style-name="P4"><text:span text:style-name="T3"/></text:p>
            <text:p text:style-name="P4"><text:span text:style-name="T3">import java.util.{List, ArrayList}</text:span></text:p>
            <text:p text:style-name="P4"><text:span text:style-name="T3"/></text:p>
            <text:p text:style-name="P4"><text:span text:style-name="T3"/></text:p>
            <text:p text:style-name="P4"><text:span text:style-name="T3">import java.io._</text:span></text:p>
            <text:p text:style-name="P4"><text:span text:style-name="T8"/></text:p>
            <text:p text:style-name="P4"><text:span text:style-name="T8">import java.sql.{Date =&gt; SDate}</text:span>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4">Java:</text:p>
            <text:p text:style-name="P4"><text:span text:style-name="T3"/></text:p>
            <text:p text:style-name="P4"><text:span text:style-name="T3">import java.util.List</text:span></text:p>
            <text:p text:style-name="P4"><text:span text:style-name="T3">import java.util.ArrayList</text:span></text:p>
            <text:p text:style-name="P4"><text:span text:style-name="T3"/></text:p>
            <text:p text:style-name="P4"><text:span text:style-name="T3">import java.io.*</text:span></text:p>
            <text:p text:style-name="P4"><text:span text:style-name="T3"/></text:p>
            <text:p text:style-name="P4"><text:span text:style-name="T3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 presentation:presentation-page-layout-name="AL2T3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Nice to know</text:p>
          </draw:text-box>
        </draw:frame>
        <draw:frame presentation:style-name="pr5" draw:text-style-name="P12" draw:layer="layout" svg:width="12.296cm" svg:height="16.51cm" svg:x="1.4cm" svg:y="3.71cm" presentation:class="outline" presentation:user-transformed="true">
          <draw:text-box>
            <text:p text:style-name="P10"><text:span text:style-name="T9">Scala:</text:span></text:p>
            <text:p text:style-name="P10"><text:span text:style-name="T10"/></text:p>
            <text:p text:style-name="P10"><text:span text:style-name="T11">Console.println(“Hello”)</text:span></text:p>
            <text:p text:style-name="P10"><text:span text:style-name="T11">println(“Hello”)</text:span></text:p>
            <text:p text:style-name="P10"><text:span text:style-name="T11"/></text:p>
            <text:p text:style-name="P10"><text:span text:style-name="T11">val line = Console.readLine()</text:span></text:p>
            <text:p text:style-name="P10"><text:span text:style-name="T11">val line = readLine()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error(“Bad”)</text:span></text:p>
            <text:p text:style-name="P10"><text:span text:style-name="T11"/></text:p>
            <text:p text:style-name="P10"><text:span text:style-name="T11">1 + 1</text:span></text:p>
            <text:p text:style-name="P10"><text:span text:style-name="T11">1 .+(1)</text:span></text:p>
            <text:p text:style-name="P10"><text:span text:style-name="T11"/></text:p>
            <text:p text:style-name="P10"><text:span text:style-name="T11">1 == new Object</text:span></text:p>
            <text:p text:style-name="P10"><text:span text:style-name="T11">1 eq new Object</text:span></text:p>
            <text:p text:style-name="P10"><text:span text:style-name="T12"/></text:p>
            <text:p text:style-name="P11"><text:span text:style-name="T13">"""A\sregex""".r</text:span></text:p>
            <text:p text:style-name="P10"><text:span text:style-name="T14"/></text:p>
            <text:p text:style-name="P10"><text:span text:style-name="T14"/></text:p>
          </draw:text-box>
        </draw:frame>
        <draw:frame presentation:style-name="pr5" draw:text-style-name="P12" draw:layer="layout" svg:width="14.03cm" svg:height="16.51cm" svg:x="13.57cm" svg:y="3.675cm" presentation:class="outline" presentation:user-transformed="true">
          <draw:text-box>
            <text:p text:style-name="P10"><text:span text:style-name="T9">Java:</text:span></text:p>
            <text:p text:style-name="P10"><text:span text:style-name="T10"/></text:p>
            <text:p text:style-name="P10"><text:span text:style-name="T11">System.out.println(“Hello”);</text:span></text:p>
            <text:p text:style-name="P10"><text:span text:style-name="T11"/></text:p>
            <text:p text:style-name="P10"><text:span text:style-name="T11"/></text:p>
            <text:p text:style-name="P10"><text:span text:style-name="T11">BufferedReader r = new BufferedReader(new InputStreamRead(System.in)</text:span></text:p>
            <text:p text:style-name="P10"><text:span text:style-name="T11">String line = r.readLine();</text:span></text:p>
            <text:p text:style-name="P10"><text:span text:style-name="T11"/></text:p>
            <text:p text:style-name="P10"><text:span text:style-name="T11"/></text:p>
            <text:p text:style-name="P10"><text:span text:style-name="T11">throw new RuntimeException(“Bad”)</text:span></text:p>
            <text:p text:style-name="P10"><text:span text:style-name="T11"/></text:p>
            <text:p text:style-name="P10"><text:span text:style-name="T11">new Integer(1).toInt() + new <text:s/>Integer(1).toInt();</text:span></text:p>
            <text:p text:style-name="P10"><text:span text:style-name="T11"/></text:p>
            <text:p text:style-name="P10"><text:span text:style-name="T11"/></text:p>
            <text:p text:style-name="P10"><text:span text:style-name="T11">new Integer(1).equals(new Object());</text:span></text:p>
            <text:p text:style-name="P10"><text:span text:style-name="T11">new Integer(1) == new Object();</text:span></text:p>
            <text:p text:style-name="P10"><text:span text:style-name="T11"/></text:p>
            <text:p text:style-name="P10"><text:span text:style-name="T11">java.util.regex.Pattern.compile(“A\\sregex”);</text:span></text:p>
            <text:p text:style-name="P10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09-17T16:23:05</meta:creation-date>
    <dc:date>2010-01-13T17:48:29</dc:date>
    <meta:editing-cycles>73</meta:editing-cycles>
    <meta:editing-duration>PT08H37M10S</meta:editing-duration>
    <dc:creator>Fredrik Vraalsen</dc:creator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